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19641c" officeooo:paragraph-rsid="0019641c"/>
    </style:style>
    <style:style style:name="P3" style:family="paragraph" style:parent-style-name="Text_20_body" style:list-style-name="L1"/>
    <style:style style:name="P4" style:family="paragraph" style:parent-style-name="Text_20_body">
      <style:text-properties officeooo:paragraph-rsid="0018562e"/>
    </style:style>
    <style:style style:name="P5" style:family="paragraph" style:parent-style-name="Text_20_body">
      <style:text-properties fo:font-style="italic" officeooo:paragraph-rsid="0018562e" style:font-style-asian="italic" style:font-style-complex="italic"/>
    </style:style>
    <style:style style:name="P6" style:family="paragraph" style:parent-style-name="Text_20_body" style:list-style-name="L1">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ux Kernel Module</text:h>
      <text:p text:style-name="Standard">Kernel modules are pieces of code that can be loaded and unloaded into the kernel upon demand.</text:p>
      <text:p text:style-name="Standard">They extend the functionality of the kernel without the need to reboot the system.</text:p>
      <text:p text:style-name="Standard"/>
      <text:p text:style-name="Standard"/>
      <text:p text:style-name="Text_20_body">Custom codes can be added to Linux kernels via two methods.</text:p>
      <text:list xml:id="list5584768720212241515" text:style-name="L1">
        <text:list-item>
          <text:p text:style-name="P6">The basic way is to add the code to the kernel source tree and recompile the kernel. </text:p>
        </text:list-item>
        <text:list-item>
          <text:p text:style-name="P3">A more efficient way is to do this is by adding code to the kernel while it is running. This process is called loading the module, where module refers to the code that we want to add to the kernel. </text:p>
        </text:list-item>
      </text:list>
      <text:h text:style-name="Heading_20_1" text:outline-level="1">Major and Minor Numbers</text:h>
      <text:p text:style-name="Preformatted_20_Text"/>
      <text:p text:style-name="Preformatted_20_Text"><text:s/>crw-rw-rw- 1 root <text:s text:c="2"/>root <text:s text:c="3"/>1, 3 <text:s text:c="2"/>Feb 23 1999 <text:s/>null</text:p>
      <text:p text:style-name="Preformatted_20_Text"><text:s/>crw------- 1 root <text:s text:c="2"/>root <text:s text:c="2"/>10, 1 <text:s text:c="2"/>Feb 23 1999 <text:s/>psaux</text:p>
      <text:p text:style-name="Preformatted_20_Text"><text:s/>crw------- 1 rubini tty <text:s text:c="4"/>4, 1 <text:s text:c="2"/>Aug 16 22:22 tty1</text:p>
      <text:p text:style-name="Preformatted_20_Text"><text:s/>crw-rw-rw- 1 root <text:s text:c="2"/>dialout 4, 64 <text:s/>Jun 30 11:19 ttyS0</text:p>
      <text:p text:style-name="Preformatted_20_Text"><text:s/>crw-rw-rw- 1 root <text:s text:c="2"/>dialout 4, 65 <text:s/>Aug 16 00:00 ttyS1</text:p>
      <text:p text:style-name="Preformatted_20_Text"><text:s/>crw------- 1 root <text:s text:c="2"/>sys <text:s text:c="4"/>7, 1 <text:s text:c="2"/>Feb 23 1999 <text:s/>vcs1</text:p>
      <text:p text:style-name="Preformatted_20_Text"><text:s/>crw------- 1 root <text:s text:c="2"/>sys <text:s text:c="4"/>7, 129 Feb 23 1999 <text:s/>vcsa1</text:p>
      <text:p text:style-name="P1"><text:s/>crw-rw-rw- 1 root <text:s text:c="2"/>root <text:s text:c="3"/>1, 5 <text:s text:c="2"/>Feb 23 1999 <text:s/>zero</text:p>
      <text:p text:style-name="P5"><text:span text:style-name="T1">The major number identifies the driver associated with the device</text:span>. </text:p>
      <text:p text:style-name="P4">For example, <text:span text:style-name="Source_20_Text">/dev/null</text:span> and <text:span text:style-name="Source_20_Text">/dev/zero</text:span> are both managed by driver 1, whereas virtual consoles and serial terminals are managed by driver 4; similarly, both <text:span text:style-name="Source_20_Text">vcs1</text:span> and <text:span text:style-name="Source_20_Text">vcsa1</text:span> devices are managed by driver 7. </text:p>
      <text:p text:style-name="P4"><text:span text:style-name="T2">The kernel uses the major number at </text:span><text:span text:style-name="Emphasis"><text:span text:style-name="T2">open</text:span></text:span><text:span text:style-name="T2"> time to dispatch execution to the appropriate driver. </text:span></text:p>
      <text:p text:style-name="Text_20_body"/>
      <text:p text:style-name="Text_20_body"><text:bookmark text:name="IXT-3-351722"/><text:bookmark text:name="IXT-3-351723"/>The minor number is used only by the driver specified by the major number; other parts of the kernel don’t use it, and merely pass it along to the driver. It is common for a driver to control several devices (as shown in the listing); <text:span text:style-name="T2">the minor number provides a way for the driver to differentiate among them. </text:span></text:p>
      <text:p text:style-name="P2"><text:a xlink:type="simple" xlink:href="https://www.tldp.org/LDP/tlk/dd/drivers.html" text:style-name="Internet_20_link" text:visited-style-name="Visited_20_Internet_20_Link">https://www.tldp.org/LDP/tlk/dd/drivers.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0T17:04:13.881909385</meta:creation-date>
    <dc:date>2018-10-31T18:11:58.442890976</dc:date>
    <meta:editing-duration>PT1H24M53S</meta:editing-duration>
    <meta:editing-cycles>2</meta:editing-cycles>
    <meta:generator>LibreOffice/5.1.6.2$Linux_X86_64 LibreOffice_project/10m0$Build-2</meta:generator>
    <meta:document-statistic meta:table-count="0" meta:image-count="0" meta:object-count="0" meta:page-count="1" meta:paragraph-count="20" meta:word-count="306" meta:character-count="1710" meta:non-whitespace-character-count="1360"/>
  </office:meta>
</office:document-meta>
</file>